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tyle="italic" style:font-style-asian="italic" style:font-style-complex="italic"/>
    </style:style>
    <style:style style:name="P4" style:family="paragraph" style:parent-style-name="Standard">
      <style:paragraph-properties fo:text-align="end" style:justify-single-word="false"/>
      <style:text-properties style:text-underline-style="solid" style:text-underline-width="auto" style:text-underline-color="font-color"/>
    </style:style>
    <style:style style:name="P5" style:family="paragraph" style:parent-style-name="Standard">
      <style:text-properties officeooo:paragraph-rsid="00146fed"/>
    </style:style>
    <style:style style:name="T1" style:family="text">
      <style:text-properties officeooo:rsid="00146fed"/>
    </style:style>
    <style:style style:name="Sect1" style:family="section">
      <style:section-properties text:dont-balance-text-columns="false" style:editable="false">
        <style:columns fo:column-count="2">
          <style:column style:rel-width="6283*" fo:start-indent="0cm" fo:end-indent="0.249cm"/>
          <style:column style:rel-width="3355*" fo:start-indent="0.249cm" fo:end-indent="0cm"/>
        </style:columns>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UESTA REALIZACIÓN TORNEO DE PADEL INTERNO IIC</text:p>
      <text:p text:style-name="Standard"/>
      <text:section text:style-name="Sect1" text:name="Sección1">
        <text:p text:style-name="P4">Realizan la Propuesta:</text:p>
        <text:p text:style-name="P2"/>
        <text:p text:style-name="P3">Daniel Ramos Trejo</text:p>
        <text:p text:style-name="P3">Alberto Mateos Murillo</text:p>
      </text:section>
      <text:p text:style-name="Standard"/>
      <text:h text:style-name="Heading_20_1" text:outline-level="1">RESUMEN DEL PROYECTO</text:h>
      <text:p text:style-name="Standard">Se pretende organizar un torneo de pádel en las nuevas pistas del Polideportivo de la UAM, dirigido a todos los miembros del IIC.</text:p>
      <text:p text:style-name="Standard">Se abrirá un proceso de difusión previo a la fecha de inscripción. Una vez concluida la inscripción, la primera semana del mes de Junio se dará comienzo el torneo, que tendrá una duración de un mes.</text:p>
      <text:p text:style-name="Standard">Se establecerán tres divisiones, formadas por un máximo de 5 parejas por división. Resultando en un mínimo de cuatro partidos por jugador.</text:p>
      <text:p text:style-name="Standard"/>
      <text:h text:style-name="Heading_20_1" text:outline-level="1">FINALIDAD DEL PROYECTO</text:h>
      <text:p text:style-name="Standard">Entre los objetivos que perseguimos con la realización de este Torneo interno se encuentran tanto la promoción del deporte en el ámbito de trabajo como el desarrollo de las relaciones sociales entre los miembros de la comunidad del IIC.</text:p>
      <text:p text:style-name="Standard"/>
      <text:h text:style-name="Heading_20_1" text:outline-level="1">LOCALIZACIÓN DEL TORNEO</text:h>
      <text:p text:style-name="Standard">El torneo se desarrollara en las pistas de padel de la UAM que están ubicadas en el campus de Cantoblanco, concretamente en la calle Calle de Keynes, 2, 28049 Madrid (https://www.google.es/maps/dir//40.547325,-<text:a xlink:type="simple" xlink:href="mailto:3.6997215/@40.5473637" text:style-name="Internet_20_link" text:visited-style-name="Visited_20_Internet_20_Link">3.6997215/@40.5473637</text:a>,-3.6992628,18z).</text:p>
      <text:p text:style-name="Standard"/>
      <text:h text:style-name="Heading_20_1" text:outline-level="1">FECHAS DE INSCRIPCIÓN</text:h>
      <text:p text:style-name="Standard">La fecha de inscripción se comunicará cuando tengamos una resolución acerca de la cobertura de seguro médico y cuando se haya realizado la reserva de las pistas para el torneo. Lo cual estimamos que se producirá a lo largo de la semana que viene.</text:p>
      <text:p text:style-name="Standard">La fecha límite para inscribirse en el Torneo será el jueves 25 de mayo de 2018.</text:p>
      <text:p text:style-name="Standard">Para garantizar que todas las semanas los miembros de una pareja jueguen se ha decidido limitar el torneo a un máximo de 30 jugadores, es decir, 15 parejas.</text:p>
      <text:p text:style-name="Standard">El torneo dará comienzo la semana del 4 de Junio hasta la semana del 25 de junio de 2018, ambas <text:span text:style-name="T1">incluidas.</text:span></text:p>
      <text:p text:style-name="Standard"/>
      <text:h text:style-name="Heading_20_1" text:outline-level="1"><text:soft-page-break/>HORARIOS DE RESERVA DE PISTAS</text:h>
      <text:p text:style-name="Standard">Los partidos tendrán una duración de 90 minutos.</text:p>
      <text:p text:style-name="Standard">Los días escogidos serán los Martes, Miércoles y Jueves de cada semana de 18:00 – 21:00.</text:p>
      <text:p text:style-name="Standard">En cada pista se jugarán 2 partidos. El primero comenzará a las 18:00h. El segundo comenzará a las 19:30h.</text:p>
      <text:p text:style-name="Standard">En caso de que el primer encuentro no agote los 90 minutos que le corresponden, y siempre que todos los jugadores implicados estén de acuerdo, el segundo encuentro podrá comenzar inmediatamente después de concluir el primero.</text:p>
      <text:p text:style-name="Standard"/>
      <text:h text:style-name="Heading_20_1" text:outline-level="1">PREMIOS Y OBSEQUIOS</text:h>
      <text:p text:style-name="Standard">Se entregará un premio a cada equipo ganador de cada una de las divisiones. Se tratará de un trofeo grabado con los nombres de los dos componentes del equipo y una mención al IIC.</text:p>
      <text:p text:style-name="Standard">En función del presupuesto remanente, se plantea la posibilidad de la entrega de algún premio adicional ‘a la deportividad’, ‘a la regularidad’, etc.</text:p>
      <text:p text:style-name="Standard"/>
      <text:h text:style-name="Heading_20_1" text:outline-level="1">REGLAS DEL JUEGO Y NORMATIVA DE PARTICIPACIÓN</text:h>
      <text:p text:style-name="Standard">Adjuntamos en la Web del Torneo un archivo PDF con la normativa completa que servirá de guía para todo aquel que tenga alguna duda acerca del reglamento básico de juego (Ver apartado Regulación =&gt; (https://app.doleague.com/en/championship/XTV1HV31Ba7U8AmfMhDe)<text:span text:style-name="T1">)</text:span></text:p>
      <text:p text:style-name="Standard">Cada encuentro se jugará al mejor de 3 SET. Siendo los propios componentes de los equipos los que se encargarán de informar del resultado de cada partido, a través de la web.</text:p>
      <text:p text:style-name="Standard"/>
      <text:h text:style-name="Heading_20_2" text:outline-level="2">PREVENCIÓN DE POSIBLES CONTRATIEMPOS</text:h>
      <text:p text:style-name="Standard">- Partido se alarga más de 1,5 h.: Será vencedor del encuentro aquel que lleve más puntos en el momento en el que se cumpla el tiempo.</text:p>
      <text:p text:style-name="Standard">- Un componente o ambos renuncian a continuar participando: Deberán buscar un nuevo miembro para que juegue en su puesto durante el resto del torneo. En el improbable caso de no encontrar ninguno, queda en manos de la organización del Torneo la resolución del problema, dependiendo del caso en cuestión.</text:p>
      <text:p text:style-name="Standard">- Se produce una lesión (seguro que no sucede): El resto de jugadores se debe de poner en contacto inmediatamente con el Servicio de Deportes, para cuestiones leves, o llamar directamente al 112 en caso de tratarse de una complicación de gravedad. Si el lesionado no pudiera continuar jugando el Torneo, la pareja del mismo deberá buscar un nuevo miembro para que juegue en su puesto durante el resto del torneo (ver punto anterior).</text:p>
      <text:p text:style-name="Standard">- Uno de los equipos no puede jugar en ninguno de los horarios reservados: Deberá ponerse de acuerdo con el equipo contrincante para mover el horario del partido a otro que mejor les venga a todos los miembros del partido.</text:p>
      <text:p text:style-name="Standard">Desde el Servicio de Deporte nos aseguran que no habrá problema de ‘mover’ las horas reservadas a otro horario, siempre y cuando haya disponibilidad.</text:p>
      <text:p text:style-name="Standard">- En caso de cambios meteorológicos: En caso de lluvia se suspenderá el partido y se aplazará para otro día siempre y cuando los miembros del partido estén de acuerdo.</text:p>
      <text:p text:style-name="Standard"><text:soft-page-break/>Aclaración final: Todo aquel incidente no previsto en el reglamento se comunicará a la organización del Torneo para que encuentre una solución favorable en el menor tiempo posible.</text:p>
      <text:p text:style-name="Standard"/>
      <text:h text:style-name="Heading_20_1" text:outline-level="1">PRESUPUESTOS ORIENTATIVOS</text:h>
      <text:p text:style-name="Standard">Los gastos que hemos estimado son los siguientes:</text:p>
      <text:p text:style-name="Standard">- Reserva de pistas: 4 bonos de 10h cada uno:</text:p>
      <text:p text:style-name="Standard">Un máximo de 75 € cada bono (pendiente de negociar con el Servicio de Deportes), que haría un total de 300 €.</text:p>
      <text:p text:style-name="Standard">- Camisetas/Polos con el logotipo del IIC:</text:p>
      <text:p text:style-name="Standard">A tratar directamente con el Departamento de Marketing</text:p>
      <text:p text:style-name="Standard">- Trofeos</text:p>
      <text:p text:style-name="Standard">A tratar directamente con el Departamento de Marketing</text:p>
      <text:p text:style-name="Standard"/>
      <text:p text:style-name="Standard"/>
      <text:section text:style-name="Sect2" text:name="Sección2">
        <text:p text:style-name="P5">Madrid, a 11 de Mayo de 2018</text:p>
        <text:p text:style-name="P5">Firma Organización Torne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90%"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52:01.519245325</meta:creation-date>
    <dc:date>2019-05-07T17:07:04.114908255</dc:date>
    <meta:editing-duration>PT2M57S</meta:editing-duration>
    <meta:editing-cycles>3</meta:editing-cycles>
    <meta:generator>LibreOffice/6.0.7.3$Linux_X86_64 LibreOffice_project/00m0$Build-3</meta:generator>
    <meta:document-statistic meta:table-count="0" meta:image-count="0" meta:object-count="0" meta:page-count="3" meta:paragraph-count="46" meta:word-count="868" meta:character-count="5142" meta:non-whitespace-character-count="4328"/>
  </office:meta>
</office:document-meta>
</file>